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OLAYUNCA, DANAE SHARM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36703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37937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OLAYUNCA, DANAE SHARME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36703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37937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2253526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25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